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6.547cm" fo:min-width="37.6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cm" svg:height="26.79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3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8.0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2.314cm" svg:y="18.0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4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3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0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957cm" svg:y="17.734cm">
          <text:list text:style-name="L3">
            <text:list-header>
              <text:p text:style-name="P4"><text:span text:style-name="T1">6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18" draw:layer="layout" draw:type="line" svg:x1="25.198cm" svg:y1="18.896cm" svg:x2="32.467cm" svg:y2="19.044cm" draw:start-shape="id2" draw:start-glue-point="1" draw:end-shape="id3" draw:end-glue-point="7" svg:d="M25198 18896l7269 148" svg:viewBox="0 0 7270 149">
          <text:p/>
        </draw:connector>
        <draw:connector draw:style-name="gr20" draw:text-style-name="P18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19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853cm" svg:y="11.1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354cm" svg:y="5.7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697cm" svg:y="5.9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651cm" svg:y="22.4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467cm" svg:y1="18.745cm" svg:x2="25.198cm" svg:y2="18.896cm" draw:start-shape="id3" draw:start-glue-point="6" draw:end-shape="id2" draw:end-glue-point="1" svg:d="M32467 18745l-7269 151" svg:viewBox="0 0 7270 152">
          <text:p/>
        </draw:connector>
        <draw:custom-shape draw:style-name="gr27" draw:text-style-name="P22" xml:id="id4" draw:id="id4" draw:layer="layout" svg:width="1.702cm" svg:height="0.61cm" svg:x="21.862cm" svg:y="16.7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4.951cm" svg:y="22.4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4.966cm" svg:y="21.7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8.587cm" svg:x2="1.518cm" svg:y2="8.345cm" draw:start-shape="id5" draw:start-glue-point="0" draw:end-shape="id6" draw:end-glue-point="2" svg:d="M1518 18587v-10242" svg:viewBox="0 0 1 10243">
          <text:p/>
        </draw:connector>
        <draw:custom-shape draw:style-name="gr33" draw:text-style-name="P22" xml:id="id8" draw:id="id8" draw:layer="layout" svg:width="1.702cm" svg:height="0.61cm" svg:x="25.147cm" svg:y="16.7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215cm" svg:y="22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215cm" svg:y="22.9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2.114cm" svg:y="21.9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2.114cm" svg:y="22.8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907cm" svg:y="12.5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919cm" svg:y="12.5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4.951cm" svg:y="23.0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8.743cm" svg:x2="12.961cm" svg:y2="18.896cm" draw:start-shape="id7" draw:start-glue-point="11" draw:end-shape="id1" draw:end-glue-point="3" svg:d="M5672 18743l7289 153" svg:viewBox="0 0 7290 154">
          <text:p/>
        </draw:connector>
        <draw:connector draw:style-name="gr42" draw:text-style-name="P21" draw:layer="layout" draw:type="line" svg:x1="12.961cm" svg:y1="18.896cm" svg:x2="5.672cm" svg:y2="19.032cm" draw:start-shape="id1" draw:start-glue-point="3" draw:end-shape="id7" draw:end-glue-point="10" svg:d="M12961 18896l-7289 136" svg:viewBox="0 0 7290 137">
          <text:p/>
        </draw:connector>
        <draw:custom-shape draw:style-name="gr4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4.001cm" svg:y="15.9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5.147cm" svg:y1="17.065cm" svg:x2="24.712cm" svg:y2="17.053cm" draw:start-shape="id8" draw:start-glue-point="3" draw:end-shape="id9" draw:end-glue-point="1" svg:d="M25147 17065l-435-12" svg:viewBox="0 0 436 13">
          <text:p/>
        </draw:connector>
        <draw:connector draw:style-name="gr46" draw:text-style-name="P21" draw:layer="layout" draw:type="line" svg:x1="24.001cm" svg:y1="17.053cm" svg:x2="23.564cm" svg:y2="17.057cm" draw:start-shape="id9" draw:start-glue-point="3" draw:end-shape="id4" draw:end-glue-point="1" svg:d="M24001 17053l-437 4" svg:viewBox="0 0 438 5">
          <text:p/>
        </draw:connector>
        <draw:custom-shape draw:style-name="gr47" draw:text-style-name="P32" xml:id="id10" draw:id="id10" draw:layer="layout" svg:width="0.711cm" svg:height="2.184cm" svg:x="2.776cm" svg:y="6.9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8.04cm" svg:x2="2.776cm" svg:y2="8.038cm" draw:start-shape="id6" draw:start-glue-point="1" draw:end-shape="id10" draw:end-glue-point="3" svg:d="M2369 8040l407-2" svg:viewBox="0 0 408 3">
          <text:p/>
        </draw:connector>
        <draw:connector draw:style-name="gr46" draw:text-style-name="P21" draw:layer="layout" draw:type="line" svg:x1="3.487cm" svg:y1="8.038cm" svg:x2="3.922cm" svg:y2="8.026cm" draw:start-shape="id10" draw:start-glue-point="1" draw:end-shape="id11" draw:end-glue-point="3" svg:d="M3487 8038l435-12" svg:viewBox="0 0 436 13">
          <text:p/>
        </draw:connector>
        <draw:custom-shape draw:style-name="gr48" draw:text-style-name="P23" xml:id="id12" draw:id="id12" draw:layer="layout" svg:width="1.702cm" svg:height="0.61cm" svg:x="32.4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4.554cm" svg:y="6.9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4.147cm" svg:y1="8.04cm" svg:x2="34.554cm" svg:y2="8.038cm" draw:start-shape="id12" draw:start-glue-point="1" draw:end-shape="id13" draw:end-glue-point="3" svg:d="M34147 8040l407-2" svg:viewBox="0 0 408 3">
          <text:p/>
        </draw:connector>
        <draw:connector draw:style-name="gr46" draw:text-style-name="P21" draw:layer="layout" draw:type="line" svg:x1="35.265cm" svg:y1="8.038cm" svg:x2="35.711cm" svg:y2="8.026cm" draw:start-shape="id13" draw:start-glue-point="1" draw:end-shape="id14" draw:end-glue-point="3" svg:d="M35265 8038l446-12" svg:viewBox="0 0 447 13">
          <text:p/>
        </draw:connector>
        <draw:connector draw:style-name="gr42" draw:text-style-name="P21" draw:layer="layout" draw:type="line" svg:x1="5.624cm" svg:y1="8.026cm" svg:x2="32.445cm" svg:y2="8.04cm" draw:start-shape="id11" draw:start-glue-point="1" draw:end-shape="id12" draw:end-glue-point="3" svg:d="M5624 8026l26821 14" svg:viewBox="0 0 26822 15">
          <text:p/>
        </draw:connector>
        <draw:custom-shape draw:style-name="gr51" draw:text-style-name="P33" xml:id="id5" draw:id="id5" draw:layer="layout" svg:width="1.702cm" svg:height="0.61cm" svg:x="0.6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8.5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562cm" svg:y1="8.331cm" svg:x2="26.849cm" svg:y2="17.065cm" draw:start-shape="id14" draw:start-glue-point="2" draw:end-shape="id8" draw:end-glue-point="1" svg:d="M36562 8331v8734h-9713" svg:viewBox="0 0 9714 8735">
          <text:p/>
        </draw:connector>
        <draw:custom-shape draw:style-name="gr53" draw:text-style-name="P33" xml:id="id3" draw:id="id3" draw:layer="layout" svg:width="1.702cm" svg:height="0.61cm" svg:x="32.4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4.966cm" svg:y="21.0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2.151cm" svg:y="25.4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2.166cm" svg:y="24.7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2.166cm" svg:y="24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667cm" svg:y="21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651cm" svg:y="23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666cm" svg:y="21.7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215cm" svg:y="21.0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10.768cm" svg:height="0.854cm" svg:x="2.114cm" svg:y="21.016cm">
          <text:list text:style-name="L3">
            <text:list-item>
              <text:p text:style-name="P26"><text:span text:style-name="T2">Identity &amp; Access Management Service (IAM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5" draw:layer="layout" svg:width="5.76cm" svg:height="0.854cm" svg:x="16.196cm" svg:y="12.316cm">
          <text:list text:style-name="L3">
            <text:list-header>
              <text:p text:style-name="P4"><text:span text:style-name="T1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0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0" draw:layer="layout" svg:width="6.405cm" svg:height="1.346cm" svg:x="14.348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71" draw:text-style-name="P1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8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93" draw:text-style-name="P22" xml:id="id18" draw:id="id18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3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3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8" draw:text-style-name="P22" xml:id="id22" draw:id="id22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7.961cm" svg:height="0.854cm" svg:x="1.9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27" draw:layer="layout" svg:width="8.016cm" svg:height="0.854cm" svg:x="1.9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4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1" xml:id="id23" draw:id="id23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7" draw:text-style-name="P32" xml:id="id24" draw:id="id24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8" draw:text-style-name="P23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3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2" xml:id="id27" draw:id="id27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11" draw:text-style-name="P33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3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13" draw:text-style-name="P33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7" draw:layer="layout" svg:width="10.548cm" svg:height="0.854cm" svg:x="13.4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10" draw:layer="layout" svg:width="6.446cm" svg:height="0.854cm" svg:x="1.9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0" draw:layer="layout" svg:width="7.106cm" svg:height="0.854cm" svg:x="1.9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7" draw:layer="layout" svg:width="8.236cm" svg:height="0.854cm" svg:x="1.9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7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31T16:38:10.905490245</dc:date>
    <dc:creator>Igor Zboran</dc:creator>
    <meta:editing-duration>P2DT5H49M13S</meta:editing-duration>
    <meta:editing-cycles>459</meta:editing-cycles>
    <meta:generator>LibreOffice/24.2.5.2$Linux_X86_64 LibreOffice_project/d6e8b0f3fc6e8af2b00cf4969fd0d2fa45b9a62e</meta:generator>
    <meta:document-statistic meta:object-count="150"/>
  </office:meta>
</office:document-meta>
</file>